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ac4d3c" officeooo:paragraph-rsid="00ac4d3c"/>
    </style:style>
    <style:style style:name="P2" style:family="paragraph" style:parent-style-name="Text_20_body">
      <style:text-properties officeooo:rsid="00ae1204" officeooo:paragraph-rsid="00ae1204"/>
    </style:style>
    <style:style style:name="P3" style:family="paragraph" style:parent-style-name="Text_20_body">
      <style:text-properties officeooo:rsid="00ae1204" officeooo:paragraph-rsid="00b5b440"/>
    </style:style>
    <style:style style:name="P4" style:family="paragraph" style:parent-style-name="Text_20_body">
      <style:text-properties officeooo:rsid="00af8cd1" officeooo:paragraph-rsid="00af8cd1"/>
    </style:style>
    <style:style style:name="P5" style:family="paragraph" style:parent-style-name="Text_20_body">
      <style:text-properties officeooo:paragraph-rsid="00c011dc"/>
    </style:style>
    <style:style style:name="P6" style:family="paragraph" style:parent-style-name="Text_20_body">
      <style:text-properties style:font-name="Ubuntu Light" officeooo:rsid="00af59df" officeooo:paragraph-rsid="00af59df"/>
    </style:style>
    <style:style style:name="P7" style:family="paragraph" style:parent-style-name="Text_20_body">
      <style:text-properties officeooo:paragraph-rsid="00b0ca5c"/>
    </style:style>
    <style:style style:name="P8" style:family="paragraph" style:parent-style-name="Text_20_body" style:list-style-name="L1">
      <style:paragraph-properties fo:text-align="justify" style:justify-single-word="false"/>
      <style:text-properties officeooo:paragraph-rsid="00c5452e"/>
    </style:style>
    <style:style style:name="P9" style:family="paragraph" style:parent-style-name="Text_20_body" style:list-style-name="L4">
      <style:paragraph-properties fo:text-align="justify" style:justify-single-word="false"/>
      <style:text-properties officeooo:paragraph-rsid="001dc2b6"/>
    </style:style>
    <style:style style:name="P10" style:family="paragraph" style:parent-style-name="Text_20_body" style:list-style-name="L6">
      <style:paragraph-properties fo:text-align="justify" style:justify-single-word="false"/>
      <style:text-properties officeooo:paragraph-rsid="00248525"/>
    </style:style>
    <style:style style:name="P11" style:family="paragraph" style:parent-style-name="Text_20_body" style:list-style-name="L7">
      <style:paragraph-properties fo:text-align="justify" style:justify-single-word="false"/>
      <style:text-properties officeooo:paragraph-rsid="004c10c4"/>
    </style:style>
    <style:style style:name="P12" style:family="paragraph" style:parent-style-name="Text_20_body" style:list-style-name="L7">
      <style:paragraph-properties fo:text-align="justify" style:justify-single-word="false"/>
      <style:text-properties officeooo:paragraph-rsid="00593e78"/>
    </style:style>
    <style:style style:name="P13" style:family="paragraph" style:parent-style-name="Text_20_body" style:list-style-name="L10">
      <style:paragraph-properties fo:text-align="justify" style:justify-single-word="false"/>
      <style:text-properties officeooo:paragraph-rsid="009fc00f"/>
    </style:style>
    <style:style style:name="P14" style:family="paragraph" style:parent-style-name="Text_20_body" style:list-style-name="L1">
      <style:paragraph-properties fo:text-align="justify" style:justify-single-word="false"/>
      <style:text-properties officeooo:rsid="00c7a932" officeooo:paragraph-rsid="00c7a932"/>
    </style:style>
    <style:style style:name="P15" style:family="paragraph" style:parent-style-name="Text_20_body" style:list-style-name="L1">
      <style:paragraph-properties fo:text-align="justify" style:justify-single-word="false"/>
      <style:text-properties officeooo:rsid="00d84182" officeooo:paragraph-rsid="00d84182"/>
    </style:style>
    <style:style style:name="P16" style:family="paragraph" style:parent-style-name="Text_20_body">
      <style:text-properties style:font-name="Ubuntu Light"/>
    </style:style>
    <style:style style:name="P17" style:family="paragraph" style:parent-style-name="Text_20_body" style:list-style-name="L2">
      <style:paragraph-properties fo:text-align="justify" style:justify-single-word="false"/>
      <style:text-properties style:font-name="Ubuntu Light" officeooo:rsid="003442d7" officeooo:paragraph-rsid="002cb107"/>
    </style:style>
    <style:style style:name="P18" style:family="paragraph" style:parent-style-name="Text_20_body" style:list-style-name="L3">
      <style:paragraph-properties fo:text-align="justify" style:justify-single-word="false"/>
      <style:text-properties style:font-name="Ubuntu Light"/>
    </style:style>
    <style:style style:name="P19" style:family="paragraph" style:parent-style-name="Text_20_body" style:list-style-name="L3">
      <style:paragraph-properties fo:text-align="justify" style:justify-single-word="false"/>
      <style:text-properties style:font-name="Ubuntu Light" officeooo:rsid="00e8a737" officeooo:paragraph-rsid="00e8a737"/>
    </style:style>
    <style:style style:name="P20" style:family="paragraph" style:parent-style-name="Text_20_body" style:list-style-name="L3">
      <style:paragraph-properties fo:text-align="justify" style:justify-single-word="false"/>
      <style:text-properties style:font-name="Ubuntu Light" officeooo:rsid="00eacf85" officeooo:paragraph-rsid="00eacf85"/>
    </style:style>
    <style:style style:name="P21" style:family="paragraph" style:parent-style-name="Text_20_body" style:list-style-name="L3">
      <style:paragraph-properties fo:text-align="justify" style:justify-single-word="false"/>
      <style:text-properties style:font-name="Ubuntu Light" officeooo:rsid="00f3fd34" officeooo:paragraph-rsid="00f3fd34"/>
    </style:style>
    <style:style style:name="P22" style:family="paragraph" style:parent-style-name="Text_20_body" style:list-style-name="L8">
      <style:paragraph-properties fo:text-align="justify" style:justify-single-word="false"/>
      <style:text-properties style:font-name="Ubuntu Light" officeooo:rsid="00721f4c" officeooo:paragraph-rsid="00721f4c"/>
    </style:style>
    <style:style style:name="P23" style:family="paragraph" style:parent-style-name="Text_20_body" style:list-style-name="L9">
      <style:paragraph-properties fo:text-align="justify" style:justify-single-word="false"/>
      <style:text-properties style:font-name="Ubuntu Light" officeooo:rsid="00960843" officeooo:paragraph-rsid="00960843"/>
    </style:style>
    <style:style style:name="P24" style:family="paragraph" style:parent-style-name="Text_20_body" style:list-style-name="L9">
      <style:paragraph-properties fo:text-align="justify" style:justify-single-word="false"/>
      <style:text-properties style:font-name="Ubuntu Light" officeooo:rsid="00936f38" officeooo:paragraph-rsid="00960843"/>
    </style:style>
    <style:style style:name="P25" style:family="paragraph" style:parent-style-name="Text_20_body" style:list-style-name="L9">
      <style:paragraph-properties fo:text-align="justify" style:justify-single-word="false"/>
      <style:text-properties style:font-name="Ubuntu Light" officeooo:rsid="00936f38" officeooo:paragraph-rsid="00936f38"/>
    </style:style>
    <style:style style:name="P26" style:family="paragraph" style:parent-style-name="Text_20_body" style:list-style-name="L9">
      <style:paragraph-properties fo:text-align="justify" style:justify-single-word="false"/>
      <style:text-properties style:font-name="Ubuntu Light" officeooo:rsid="009ae558" officeooo:paragraph-rsid="009ae558"/>
    </style:style>
    <style:style style:name="P27" style:family="paragraph" style:parent-style-name="Text_20_body" style:list-style-name="L9">
      <style:paragraph-properties fo:text-align="justify" style:justify-single-word="false"/>
      <style:text-properties style:font-name="Ubuntu Light" officeooo:rsid="009f046a" officeooo:paragraph-rsid="009f046a"/>
    </style:style>
    <style:style style:name="P28" style:family="paragraph" style:parent-style-name="Text_20_body" style:list-style-name="L10">
      <style:paragraph-properties fo:text-align="justify" style:justify-single-word="false"/>
      <style:text-properties style:font-name="Ubuntu Light" officeooo:rsid="00a65fc1" officeooo:paragraph-rsid="00a65fc1"/>
    </style:style>
    <style:style style:name="P29" style:family="paragraph" style:parent-style-name="Text_20_body" style:list-style-name="L11">
      <style:text-properties style:font-name="Ubuntu Light" officeooo:rsid="00c7d339" officeooo:paragraph-rsid="00c7d339"/>
    </style:style>
    <style:style style:name="P30" style:family="paragraph" style:parent-style-name="Text_20_body" style:list-style-name="L2">
      <style:paragraph-properties fo:text-align="justify" style:justify-single-word="false"/>
      <style:text-properties officeooo:rsid="00199064" officeooo:paragraph-rsid="00199064"/>
    </style:style>
    <style:style style:name="P31" style:family="paragraph" style:parent-style-name="Text_20_body" style:list-style-name="L2">
      <style:paragraph-properties fo:text-align="justify" style:justify-single-word="false"/>
      <style:text-properties officeooo:rsid="001b8923" officeooo:paragraph-rsid="001b8923"/>
    </style:style>
    <style:style style:name="P32" style:family="paragraph" style:parent-style-name="Text_20_body" style:list-style-name="L4">
      <style:paragraph-properties fo:text-align="justify" style:justify-single-word="false"/>
      <style:text-properties officeooo:rsid="001dc2b6" officeooo:paragraph-rsid="003442d7"/>
    </style:style>
    <style:style style:name="P33" style:family="paragraph" style:parent-style-name="Text_20_body" style:list-style-name="L5">
      <style:text-properties officeooo:paragraph-rsid="0021f04b"/>
    </style:style>
    <style:style style:name="P34" style:family="paragraph" style:parent-style-name="Text_20_body" style:list-style-name="L5">
      <style:text-properties officeooo:rsid="0021f04b" officeooo:paragraph-rsid="0021f04b"/>
    </style:style>
    <style:style style:name="P35" style:family="paragraph" style:parent-style-name="Text_20_body" style:list-style-name="L5">
      <style:paragraph-properties fo:text-align="justify" style:justify-single-word="false"/>
      <style:text-properties officeooo:rsid="0021f04b" officeooo:paragraph-rsid="0021f04b"/>
    </style:style>
    <style:style style:name="P36" style:family="paragraph" style:parent-style-name="Text_20_body" style:list-style-name="L6">
      <style:paragraph-properties fo:text-align="justify" style:justify-single-word="false"/>
      <style:text-properties officeooo:rsid="0026ec77" officeooo:paragraph-rsid="0026ec77"/>
    </style:style>
    <style:style style:name="P37" style:family="paragraph" style:parent-style-name="Text_20_body" style:list-style-name="L7">
      <style:paragraph-properties fo:text-align="justify" style:justify-single-word="false"/>
      <style:text-properties officeooo:rsid="00627bb9" officeooo:paragraph-rsid="00627bb9"/>
    </style:style>
    <style:style style:name="P38" style:family="paragraph" style:parent-style-name="Text_20_body" style:list-style-name="L7">
      <style:paragraph-properties fo:text-align="justify" style:justify-single-word="false"/>
      <style:text-properties officeooo:rsid="00401331" officeooo:paragraph-rsid="00401331"/>
    </style:style>
    <style:style style:name="P39" style:family="paragraph" style:parent-style-name="Text_20_body" style:list-style-name="L7">
      <style:paragraph-properties fo:text-align="justify" style:justify-single-word="false"/>
      <style:text-properties officeooo:rsid="00401331" officeooo:paragraph-rsid="005062fa"/>
    </style:style>
    <style:style style:name="P40" style:family="paragraph" style:parent-style-name="Text_20_body" style:list-style-name="L7">
      <style:paragraph-properties fo:text-align="justify" style:justify-single-word="false"/>
      <style:text-properties officeooo:rsid="00401331" officeooo:paragraph-rsid="00678a46"/>
    </style:style>
    <style:style style:name="P41" style:family="paragraph" style:parent-style-name="Text_20_body" style:list-style-name="L7">
      <style:paragraph-properties fo:text-align="justify" style:justify-single-word="false"/>
      <style:text-properties officeooo:rsid="00401331" officeooo:paragraph-rsid="0065aa8b"/>
    </style:style>
    <style:style style:name="P42" style:family="paragraph" style:parent-style-name="Text_20_body" style:list-style-name="L8">
      <style:paragraph-properties fo:text-align="justify" style:justify-single-word="false"/>
      <style:text-properties officeooo:rsid="00721f4c" officeooo:paragraph-rsid="00721f4c"/>
    </style:style>
    <style:style style:name="P43" style:family="paragraph" style:parent-style-name="Text_20_body" style:list-style-name="L10">
      <style:paragraph-properties fo:text-align="justify" style:justify-single-word="false"/>
      <style:text-properties officeooo:rsid="009fc00f" officeooo:paragraph-rsid="009fc00f"/>
    </style:style>
    <style:style style:name="P44" style:family="paragraph" style:parent-style-name="Text_20_body" style:list-style-name="L10">
      <style:paragraph-properties fo:text-align="justify" style:justify-single-word="false"/>
      <style:text-properties officeooo:rsid="00a2d1b9" officeooo:paragraph-rsid="00a2d1b9"/>
    </style:style>
    <style:style style:name="P45" style:family="paragraph" style:parent-style-name="Text_20_body" style:list-style-name="L10">
      <style:paragraph-properties fo:text-align="justify" style:justify-single-word="false"/>
      <style:text-properties officeooo:rsid="00a65fc1" officeooo:paragraph-rsid="00a65fc1"/>
    </style:style>
    <style:style style:name="P46" style:family="paragraph" style:parent-style-name="Text_20_body" style:list-style-name="L12">
      <style:text-properties officeooo:rsid="00d51425" officeooo:paragraph-rsid="00d65fe4"/>
    </style:style>
    <style:style style:name="P47" style:family="paragraph" style:parent-style-name="Heading_20_1">
      <style:text-properties style:font-name="Ubuntu Light" officeooo:rsid="0084f149" officeooo:paragraph-rsid="0084f149"/>
    </style:style>
    <style:style style:name="P48" style:family="paragraph" style:parent-style-name="Heading_20_1">
      <style:text-properties style:font-name="Ubuntu Light" officeooo:paragraph-rsid="00c5452e"/>
    </style:style>
    <style:style style:name="P49" style:family="paragraph" style:parent-style-name="Heading_20_1">
      <style:text-properties officeooo:paragraph-rsid="00c5452e"/>
    </style:style>
    <style:style style:name="P50" style:family="paragraph" style:parent-style-name="Heading_20_2">
      <style:text-properties style:font-name="Ubuntu Light"/>
    </style:style>
    <style:style style:name="P51" style:family="paragraph" style:parent-style-name="Heading_20_2">
      <style:text-properties style:font-name="Ubuntu Light" officeooo:rsid="00c7d339" officeooo:paragraph-rsid="00c7d339"/>
    </style:style>
    <style:style style:name="P52" style:family="paragraph" style:parent-style-name="Heading_20_3">
      <style:text-properties officeooo:paragraph-rsid="00ae8cf5"/>
    </style:style>
    <style:style style:name="P53" style:family="paragraph" style:parent-style-name="Heading_20_3">
      <style:text-properties style:font-name="Ubuntu Light"/>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Light"/>
    </style:style>
    <style:style style:name="T2" style:family="text">
      <style:text-properties style:font-name="Ubuntu Light" officeooo:rsid="001dc2b6"/>
    </style:style>
    <style:style style:name="T3" style:family="text">
      <style:text-properties style:font-name="Ubuntu Light" officeooo:rsid="0021f04b"/>
    </style:style>
    <style:style style:name="T4" style:family="text">
      <style:text-properties style:font-name="Ubuntu Light" officeooo:rsid="00267ce6"/>
    </style:style>
    <style:style style:name="T5" style:family="text">
      <style:text-properties style:font-name="Ubuntu Light" officeooo:rsid="00248525"/>
    </style:style>
    <style:style style:name="T6" style:family="text">
      <style:text-properties style:font-name="Ubuntu Light" officeooo:rsid="00283bd1"/>
    </style:style>
    <style:style style:name="T7" style:family="text">
      <style:text-properties style:font-name="Ubuntu Light" officeooo:rsid="0029f13e"/>
    </style:style>
    <style:style style:name="T8" style:family="text">
      <style:text-properties style:font-name="Ubuntu Light" officeooo:rsid="00305a97"/>
    </style:style>
    <style:style style:name="T9" style:family="text">
      <style:text-properties style:font-name="Ubuntu Light" officeooo:rsid="003235e9"/>
    </style:style>
    <style:style style:name="T10" style:family="text">
      <style:text-properties style:font-name="Ubuntu Light" officeooo:rsid="0033149e"/>
    </style:style>
    <style:style style:name="T11" style:family="text">
      <style:text-properties style:font-name="Ubuntu Light" officeooo:rsid="003376da"/>
    </style:style>
    <style:style style:name="T12" style:family="text">
      <style:text-properties style:font-name="Ubuntu Light" officeooo:rsid="003442d7"/>
    </style:style>
    <style:style style:name="T13" style:family="text">
      <style:text-properties style:font-name="Ubuntu Light" officeooo:rsid="0035e75f"/>
    </style:style>
    <style:style style:name="T14" style:family="text">
      <style:text-properties style:font-name="Ubuntu Light" officeooo:rsid="0035fdfb"/>
    </style:style>
    <style:style style:name="T15" style:family="text">
      <style:text-properties style:font-name="Ubuntu Light" officeooo:rsid="00376421"/>
    </style:style>
    <style:style style:name="T16" style:family="text">
      <style:text-properties style:font-name="Ubuntu Light" officeooo:rsid="003e9f8e"/>
    </style:style>
    <style:style style:name="T17" style:family="text">
      <style:text-properties style:font-name="Ubuntu Light" officeooo:rsid="003faf68"/>
    </style:style>
    <style:style style:name="T18" style:family="text">
      <style:text-properties style:font-name="Ubuntu Light" officeooo:rsid="0041cce4"/>
    </style:style>
    <style:style style:name="T19" style:family="text">
      <style:text-properties style:font-name="Ubuntu Light" officeooo:rsid="0045ed25"/>
    </style:style>
    <style:style style:name="T20" style:family="text">
      <style:text-properties style:font-name="Ubuntu Light" officeooo:rsid="004758e3"/>
    </style:style>
    <style:style style:name="T21" style:family="text">
      <style:text-properties style:font-name="Ubuntu Light" officeooo:rsid="00478ea8"/>
    </style:style>
    <style:style style:name="T22" style:family="text">
      <style:text-properties style:font-name="Ubuntu Light" officeooo:rsid="0048b4d8"/>
    </style:style>
    <style:style style:name="T23" style:family="text">
      <style:text-properties style:font-name="Ubuntu Light" officeooo:rsid="004a7b25"/>
    </style:style>
    <style:style style:name="T24" style:family="text">
      <style:text-properties style:font-name="Ubuntu Light" officeooo:rsid="004bdcb3"/>
    </style:style>
    <style:style style:name="T25" style:family="text">
      <style:text-properties style:font-name="Ubuntu Light" officeooo:rsid="004c10c4"/>
    </style:style>
    <style:style style:name="T26" style:family="text">
      <style:text-properties style:font-name="Ubuntu Light" officeooo:rsid="004c849b"/>
    </style:style>
    <style:style style:name="T27" style:family="text">
      <style:text-properties style:font-name="Ubuntu Light" officeooo:rsid="004d394d"/>
    </style:style>
    <style:style style:name="T28" style:family="text">
      <style:text-properties style:font-name="Ubuntu Light" officeooo:rsid="004f40c1"/>
    </style:style>
    <style:style style:name="T29" style:family="text">
      <style:text-properties style:font-name="Ubuntu Light" officeooo:rsid="005062fa"/>
    </style:style>
    <style:style style:name="T30" style:family="text">
      <style:text-properties style:font-name="Ubuntu Light" officeooo:rsid="0050fb44"/>
    </style:style>
    <style:style style:name="T31" style:family="text">
      <style:text-properties style:font-name="Ubuntu Light" officeooo:rsid="0052869f"/>
    </style:style>
    <style:style style:name="T32" style:family="text">
      <style:text-properties style:font-name="Ubuntu Light" officeooo:rsid="00544176"/>
    </style:style>
    <style:style style:name="T33" style:family="text">
      <style:text-properties style:font-name="Ubuntu Light" officeooo:rsid="0054c065"/>
    </style:style>
    <style:style style:name="T34" style:family="text">
      <style:text-properties style:font-name="Ubuntu Light" officeooo:rsid="00565ad5"/>
    </style:style>
    <style:style style:name="T35" style:family="text">
      <style:text-properties style:font-name="Ubuntu Light" officeooo:rsid="00593e78"/>
    </style:style>
    <style:style style:name="T36" style:family="text">
      <style:text-properties style:font-name="Ubuntu Light" officeooo:rsid="005b4900"/>
    </style:style>
    <style:style style:name="T37" style:family="text">
      <style:text-properties style:font-name="Ubuntu Light" officeooo:rsid="00629f18"/>
    </style:style>
    <style:style style:name="T38" style:family="text">
      <style:text-properties style:font-name="Ubuntu Light" officeooo:rsid="0063bbf7"/>
    </style:style>
    <style:style style:name="T39" style:family="text">
      <style:text-properties style:font-name="Ubuntu Light" officeooo:rsid="0065aa8b"/>
    </style:style>
    <style:style style:name="T40" style:family="text">
      <style:text-properties style:font-name="Ubuntu Light" officeooo:rsid="0068af09"/>
    </style:style>
    <style:style style:name="T41" style:family="text">
      <style:text-properties style:font-name="Ubuntu Light" officeooo:rsid="00690aaf"/>
    </style:style>
    <style:style style:name="T42" style:family="text">
      <style:text-properties style:font-name="Ubuntu Light" officeooo:rsid="006db242"/>
    </style:style>
    <style:style style:name="T43" style:family="text">
      <style:text-properties style:font-name="Ubuntu Light" officeooo:rsid="007278df"/>
    </style:style>
    <style:style style:name="T44" style:family="text">
      <style:text-properties style:font-name="Ubuntu Light" officeooo:rsid="007394df"/>
    </style:style>
    <style:style style:name="T45" style:family="text">
      <style:text-properties style:font-name="Ubuntu Light" officeooo:rsid="007d1f83"/>
    </style:style>
    <style:style style:name="T46" style:family="text">
      <style:text-properties style:font-name="Ubuntu Light" officeooo:rsid="0084f149"/>
    </style:style>
    <style:style style:name="T47" style:family="text">
      <style:text-properties style:font-name="Ubuntu Light" officeooo:rsid="008cc6d0"/>
    </style:style>
    <style:style style:name="T48" style:family="text">
      <style:text-properties style:font-name="Ubuntu Light" officeooo:rsid="008daf65"/>
    </style:style>
    <style:style style:name="T49" style:family="text">
      <style:text-properties style:font-name="Ubuntu Light" officeooo:rsid="009fc00f"/>
    </style:style>
    <style:style style:name="T50" style:family="text">
      <style:text-properties style:font-name="Ubuntu Light" officeooo:rsid="00a10668"/>
    </style:style>
    <style:style style:name="T51" style:family="text">
      <style:text-properties style:font-name="Ubuntu Light" officeooo:rsid="00a23706"/>
    </style:style>
    <style:style style:name="T52" style:family="text">
      <style:text-properties style:font-name="Ubuntu Light" officeooo:rsid="00a333d6"/>
    </style:style>
    <style:style style:name="T53" style:family="text">
      <style:text-properties style:font-name="Ubuntu Light" officeooo:rsid="00a4956f"/>
    </style:style>
    <style:style style:name="T54" style:family="text">
      <style:text-properties style:font-name="Ubuntu Light" officeooo:rsid="00a832ce"/>
    </style:style>
    <style:style style:name="T55" style:family="text">
      <style:text-properties style:font-name="Ubuntu Light" officeooo:rsid="00ae8cf5"/>
    </style:style>
    <style:style style:name="T56" style:family="text">
      <style:text-properties style:font-name="Ubuntu Light" officeooo:rsid="00af8cd1"/>
    </style:style>
    <style:style style:name="T57" style:family="text">
      <style:text-properties style:font-name="Ubuntu Light" officeooo:rsid="00b0ca5c"/>
    </style:style>
    <style:style style:name="T58" style:family="text">
      <style:text-properties style:font-name="Ubuntu Light" officeooo:rsid="00b4c012"/>
    </style:style>
    <style:style style:name="T59" style:family="text">
      <style:text-properties style:font-name="Ubuntu Light" officeooo:rsid="00b5b440"/>
    </style:style>
    <style:style style:name="T60" style:family="text">
      <style:text-properties style:font-name="Ubuntu Light" officeooo:rsid="00b64372"/>
    </style:style>
    <style:style style:name="T61" style:family="text">
      <style:text-properties style:font-name="Ubuntu Light" officeooo:rsid="00b81883"/>
    </style:style>
    <style:style style:name="T62" style:family="text">
      <style:text-properties style:font-name="Ubuntu Light" officeooo:rsid="00babd2b"/>
    </style:style>
    <style:style style:name="T63" style:family="text">
      <style:text-properties style:font-name="Ubuntu Light" officeooo:rsid="00be2389"/>
    </style:style>
    <style:style style:name="T64" style:family="text">
      <style:text-properties style:font-name="Ubuntu Light" officeooo:rsid="00c011dc"/>
    </style:style>
    <style:style style:name="T65" style:family="text">
      <style:text-properties style:font-name="Ubuntu Light" officeooo:rsid="00c27992"/>
    </style:style>
    <style:style style:name="T66" style:family="text">
      <style:text-properties style:font-name="Ubuntu Light" officeooo:rsid="00c2de59"/>
    </style:style>
    <style:style style:name="T67" style:family="text">
      <style:text-properties style:font-name="Ubuntu Light" officeooo:rsid="00c3817b"/>
    </style:style>
    <style:style style:name="T68" style:family="text">
      <style:text-properties style:font-name="Ubuntu Light" officeooo:rsid="00afb132"/>
    </style:style>
    <style:style style:name="T69" style:family="text">
      <style:text-properties style:font-name="Ubuntu Light" officeooo:rsid="00c6dd4a"/>
    </style:style>
    <style:style style:name="T70" style:family="text">
      <style:text-properties style:font-name="Ubuntu Light" officeooo:rsid="00cdaf0e"/>
    </style:style>
    <style:style style:name="T71" style:family="text">
      <style:text-properties style:font-name="Ubuntu Light" officeooo:rsid="00ce3a15"/>
    </style:style>
    <style:style style:name="T72" style:family="text">
      <style:text-properties style:font-name="Ubuntu Light" officeooo:rsid="00cee82a"/>
    </style:style>
    <style:style style:name="T73" style:family="text">
      <style:text-properties style:font-name="Ubuntu Light" officeooo:rsid="00d1f37e"/>
    </style:style>
    <style:style style:name="T74" style:family="text">
      <style:text-properties style:font-name="Ubuntu Light" officeooo:rsid="00d340bb"/>
    </style:style>
    <style:style style:name="T75" style:family="text">
      <style:text-properties style:font-name="Ubuntu Light" officeooo:rsid="00da303d"/>
    </style:style>
    <style:style style:name="T76" style:family="text">
      <style:text-properties style:font-name="Ubuntu Light" fo:font-weight="bold" officeooo:rsid="00da303d" style:font-weight-asian="bold" style:font-weight-complex="bold"/>
    </style:style>
    <style:style style:name="T77" style:family="text">
      <style:text-properties style:font-name="Ubuntu Light" officeooo:rsid="00dc97a9"/>
    </style:style>
    <style:style style:name="T78" style:family="text">
      <style:text-properties style:font-name="Ubuntu Light" officeooo:rsid="00dcc4ea"/>
    </style:style>
    <style:style style:name="T79" style:family="text">
      <style:text-properties style:font-name="Ubuntu Light" officeooo:rsid="00de5aeb"/>
    </style:style>
    <style:style style:name="T80" style:family="text">
      <style:text-properties style:font-name="Ubuntu Light" officeooo:rsid="00deedf4"/>
    </style:style>
    <style:style style:name="T81" style:family="text">
      <style:text-properties style:font-name="Ubuntu Light" officeooo:rsid="00df9282"/>
    </style:style>
    <style:style style:name="T82" style:family="text">
      <style:text-properties style:font-name="Ubuntu Light" officeooo:rsid="00dfa155"/>
    </style:style>
    <style:style style:name="T83" style:family="text">
      <style:text-properties style:font-name="Ubuntu Light" officeooo:rsid="00e13e2f"/>
    </style:style>
    <style:style style:name="T84" style:family="text">
      <style:text-properties style:font-name="Ubuntu Light" officeooo:rsid="00e2547a"/>
    </style:style>
    <style:style style:name="T85" style:family="text">
      <style:text-properties style:font-name="Ubuntu Light" officeooo:rsid="00e2a097"/>
    </style:style>
    <style:style style:name="T86" style:family="text">
      <style:text-properties style:font-name="Ubuntu Light" officeooo:rsid="00e5d47e"/>
    </style:style>
    <style:style style:name="T87" style:family="text">
      <style:text-properties style:font-name="Ubuntu Light" officeooo:rsid="00e6f117"/>
    </style:style>
    <style:style style:name="T88" style:family="text">
      <style:text-properties style:font-name="Ubuntu Light" officeooo:rsid="00c7d339"/>
    </style:style>
    <style:style style:name="T89" style:family="text">
      <style:text-properties style:font-name="Ubuntu Light" officeooo:rsid="00d65fe4"/>
    </style:style>
    <style:style style:name="T90" style:family="text">
      <style:text-properties style:font-name="Ubuntu Light" officeooo:rsid="00d66f05"/>
    </style:style>
    <style:style style:name="T91" style:family="text">
      <style:text-properties style:font-name="Ubuntu Light" officeooo:rsid="00d734d0"/>
    </style:style>
    <style:style style:name="T92" style:family="text">
      <style:text-properties style:font-name="Ubuntu Light" officeooo:rsid="00e86b79"/>
    </style:style>
    <style:style style:name="T93" style:family="text">
      <style:text-properties style:font-name="Ubuntu Light" officeooo:rsid="00ed1ad0"/>
    </style:style>
    <style:style style:name="T94" style:family="text">
      <style:text-properties style:font-name="Ubuntu Light" officeooo:rsid="00ee85a9"/>
    </style:style>
    <style:style style:name="T95" style:family="text">
      <style:text-properties style:font-name="Ubuntu Light" officeooo:rsid="00f05e14"/>
    </style:style>
    <style:style style:name="T96" style:family="text">
      <style:text-properties style:font-name="Ubuntu Light" officeooo:rsid="00f7368a"/>
    </style:style>
    <style:style style:name="T97" style:family="text">
      <style:text-properties officeooo:rsid="0083a143"/>
    </style:style>
    <style:style style:name="T98" style:family="text">
      <style:text-properties officeooo:rsid="008e852f"/>
    </style:style>
    <style:style style:name="T99" style:family="text">
      <style:text-properties officeooo:rsid="009552e9"/>
    </style:style>
    <style:style style:name="T100" style:family="text">
      <style:text-properties officeooo:rsid="00960843"/>
    </style:style>
    <style:style style:name="T101" style:family="text">
      <style:text-properties officeooo:rsid="00963036"/>
    </style:style>
    <style:style style:name="T102" style:family="text">
      <style:text-properties officeooo:rsid="00977841"/>
    </style:style>
    <style:style style:name="T103" style:family="text">
      <style:text-properties officeooo:rsid="00991cc7"/>
    </style:style>
    <style:style style:name="T104" style:family="text">
      <style:text-properties officeooo:rsid="0099e2d0"/>
    </style:style>
    <style:style style:name="T105" style:family="text">
      <style:text-properties officeooo:rsid="009b5e8d"/>
    </style:style>
    <style:style style:name="T106" style:family="text">
      <style:text-properties officeooo:rsid="00c21f78"/>
    </style:style>
    <style:style style:name="T107" style:family="text">
      <style:text-properties officeooo:rsid="00a97b9b"/>
    </style:style>
    <style:style style:name="T108" style:family="text">
      <style:text-properties officeooo:rsid="00c94d6a"/>
    </style:style>
    <style:style style:name="T109" style:family="text">
      <style:text-properties officeooo:rsid="00cbbbc5"/>
    </style:style>
    <style:style style:name="T110" style:family="text">
      <style:text-properties officeooo:rsid="00d80254"/>
    </style:style>
    <style:style style:name="T111" style:family="text">
      <style:text-properties officeooo:rsid="00e927ba"/>
    </style:style>
    <style:style style:name="T112" style:family="text">
      <style:text-properties officeooo:rsid="00f13a34"/>
    </style:style>
    <style:style style:name="T113" style:family="text">
      <style:text-properties officeooo:rsid="00f3fd34"/>
    </style:style>
    <style:style style:name="T1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Introduction to Algorithms of this document</text:h>
      <text:p text:style-name="P5"><text:span text:style-name="T55">General: </text:span><text:a xlink:type="simple" xlink:href="http://homepages.inf.ed.ac.uk/rbf/HIPR2/morops.htm" text:style-name="Internet_20_link" text:visited-style-name="Visited_20_Internet_20_Link"><text:span text:style-name="T55">http://homepages.inf.ed.ac.uk/rbf/HIPR2/morops.htm</text:span></text:a><text:span text:style-name="T55"> </text:span><text:span text:style-name="T58">or </text:span><text:a xlink:type="simple" xlink:href="http://homepages.inf.ed.ac.uk/rbf/HIPR2/wksheets.htm" text:style-name="Internet_20_link" text:visited-style-name="Visited_20_Internet_20_Link"><text:span text:style-name="T64">http://homepages.inf.ed.ac.uk/rbf/HIPR2/wksheets.htm</text:span></text:a><text:span text:style-name="T64"> or</text:span><text:span text:style-name="T58"> </text:span><text:a xlink:type="simple" xlink:href="http://docs.opencv.org/2.4/modules/imgproc/doc/filtering.html?highlight=dilate" text:style-name="Internet_20_link" text:visited-style-name="Visited_20_Internet_20_Link"><text:span text:style-name="T60">http://docs.opencv.org/2.4/modules/imgproc/doc/filtering.html?highlight=dilate</text:span></text:a></text:p>
      <text:h text:style-name="P52" text:outline-level="3"><text:span text:style-name="T46">C</text:span><text:span text:style-name="T1">onnected Components Labelling</text:span></text:h>
      <text:p text:style-name="P1"><text:a xlink:type="simple" xlink:href="https://en.wikipedia.org/wiki/Connected-component_labeling" text:style-name="Internet_20_link" text:visited-style-name="Visited_20_Internet_20_Link"><text:span text:style-name="T1">https://en.wikipedia.org/wiki/Connected-component_labeling</text:span></text:a></text:p>
      <text:h text:style-name="P53" text:outline-level="3">Dilation</text:h>
      <text:p text:style-name="P3"><text:a xlink:type="simple" xlink:href="https://en.wikipedia.org/wiki/Dilation_(morphology" text:style-name="Internet_20_link" text:visited-style-name="Visited_20_Internet_20_Link"><text:span text:style-name="T1">https://en.wikipedia.org/wiki/Dilation_(morphology</text:span></text:a><text:span text:style-name="T1">), </text:span><text:a xlink:type="simple" xlink:href="http://docs.opencv.org/2.4/doc/tutorials/imgproc/erosion_dilatation/erosion_dilatation.html#morphology-1" text:style-name="Internet_20_link" text:visited-style-name="Visited_20_Internet_20_Link"><text:span text:style-name="T59">http://docs.opencv.org/2.4/doc/tutorials/imgproc/erosion_dilatation/erosion_dilatation.html#morphology-1</text:span></text:a></text:p>
      <text:h text:style-name="P53" text:outline-level="3">Erosion</text:h>
      <text:p text:style-name="P2"><text:a xlink:type="simple" xlink:href="https://en.wikipedia.org/wiki/Erosion_(morphology" text:style-name="Internet_20_link" text:visited-style-name="Visited_20_Internet_20_Link"><text:span text:style-name="T1">https://en.wikipedia.org/wiki/Erosion_(morphology</text:span></text:a><text:span text:style-name="T1">)</text:span></text:p>
      <text:h text:style-name="Heading_20_3" text:outline-level="3"><text:span text:style-name="T1">Geodesic Dilation/</text:span><text:span text:style-name="T61">Erosion</text:span></text:h>
      <text:p text:style-name="P6">Dilation in combination with a mask, such as the boundaries. after each dilation step, the result is masked and hence cropped to the shape of the boundaries.</text:p>
      <text:h text:style-name="P53" text:outline-level="3">Skeletonize</text:h>
      <text:p text:style-name="P4"><text:a xlink:type="simple" xlink:href="https://en.wikipedia.org/wiki/Topological_skeleton" text:style-name="Internet_20_link" text:visited-style-name="Visited_20_Internet_20_Link"><text:span text:style-name="T1">https://en.wikipedia.org/wiki/Topological_skeleton</text:span></text:a></text:p>
      <text:h text:style-name="P53" text:outline-level="3">Distance mapping</text:h>
      <text:p text:style-name="P7"><text:a xlink:type="simple" xlink:href="https://en.wikipedia.org/wiki/Grassfire_transform" text:style-name="Internet_20_link" text:visited-style-name="Visited_20_Internet_20_Link"><text:span text:style-name="T68">https://en.wikipedia.org/wiki/Grassfire_transform</text:span></text:a><text:span text:style-name="T68"> </text:span><text:span text:style-name="T57">with </text:span><text:a xlink:type="simple" xlink:href="https://en.wikipedia.org/wiki/Euclidean_distance" text:style-name="Internet_20_link" text:visited-style-name="Visited_20_Internet_20_Link"><text:span text:style-name="T56">https://en.wikipedia.org/wiki/Euclidean_distance</text:span></text:a></text:p>
      <text:h text:style-name="P49" text:outline-level="1"><text:span text:style-name="T1">General Idea</text:span><text:span text:style-name="T16">s/</text:span><text:span text:style-name="T69">Remarks</text:span></text:h>
      <text:list xml:id="list1638924356" text:style-name="L1">
        <text:list-item>
          <text:p text:style-name="P8"><text:span text:style-name="T15">The algorithms employed here can also be combined in other ways to derive </text:span><text:span text:style-name="T47">other</text:span><text:span text:style-name="T15"> output data. </text:span><text:span text:style-name="T66">I would like to c</text:span><text:span text:style-name="T15">reate different “recipes” for </text:span><text:span text:style-name="T67">other </text:span><text:span text:style-name="T15">important tasks, one would carry out with such data. See TerrSet Manual for </text:span><text:span text:style-name="T48">more </text:span><text:span text:style-name="T15">examples.</text:span></text:p>
        </text:list-item>
        <text:list-item>
          <text:p text:style-name="P14"><text:span text:style-name="T1">“</text:span><text:span text:style-name="T70">Foreground” refers to the class (patch type) of interest. </text:span><text:span text:style-name="T71">This is obtained by adequately thresholding whatever the raster provides. Binary raster don't need to be thresholded and present only fore- and background, categorical already provide these classes, which need to be selected and continuous raster have to be defined by their respective case. “</text:span><text:span text:style-name="T72">Background” is everything which is not foreground </text:span><text:span text:style-name="T73">and specified further in special cases</text:span><text:span text:style-name="T72">.</text:span></text:p>
        </text:list-item>
        <text:list-item>
          <text:p text:style-name="P15"><text:span text:style-name="T81">Often </text:span><text:span text:style-name="T72">I </text:span><text:span text:style-name="T1">use “boundary” </text:span><text:span text:style-name="T81">and not </text:span><text:span text:style-name="T1">“edge”, because in topology and mathematics in general this is the </text:span><text:span text:style-name="T82">term to describe the line, which delimits an area </text:span><text:span text:style-name="T1">(</text:span><text:a xlink:type="simple" xlink:href="https://en.wikipedia.org/wiki/Boundary_(topology" text:style-name="Internet_20_link" text:visited-style-name="Visited_20_Internet_20_Link"><text:span text:style-name="T1">https://en.wikipedia.org/wiki/Boundary_(topology</text:span></text:a><text:span text:style-name="T1">). </text:span><text:span text:style-name="T75">In </text:span><text:span text:style-name="T76">4. Identify boundaries</text:span><text:span text:style-name="T75"> I </text:span><text:soft-page-break/><text:span text:style-name="T75">identify the inner boundaries of </text:span><text:span text:style-name="T83">two adjacent </text:span><text:span text:style-name="T75">object</text:span><text:span text:style-name="T83">s</text:span><text:span text:style-name="T75">.</text:span><text:span text:style-name="T1"> </text:span><text:span text:style-name="T84">Th</text:span><text:span text:style-name="T95">e</text:span><text:span text:style-name="T84"> </text:span><text:span text:style-name="T85">theoretical </text:span><text:span text:style-name="T84">element between the</text:span><text:span text:style-name="T87">se</text:span><text:span text:style-name="T84"> two boundaries is th</text:span><text:span text:style-name="T86">e</text:span><text:span text:style-name="T84">n the edge</text:span><text:span text:style-name="T83">.</text:span></text:p>
        </text:list-item>
      </text:list>
      <text:h text:style-name="P48" text:outline-level="1"><text:span text:style-name="T97">I</text:span>dentification of spatial objects <text:span text:style-name="T106">(in a binary or categorical raster)</text:span></text:h>
      <text:h text:style-name="P50" text:outline-level="2" text:restart-numbering="true" text:start-value="-1">Identify gaps</text:h>
      <text:list xml:id="list2621935773" text:style-name="L2">
        <text:list-item>
          <text:p text:style-name="P17">Derive connected components (CCs) of foreground.</text:p>
        </text:list-item>
        <text:list-item>
          <text:p text:style-name="P30"><text:span text:style-name="T12">D</text:span><text:span text:style-name="T7">erive CCs</text:span><text:span text:style-name="T1"> of background.</text:span></text:p>
        </text:list-item>
        <text:list-item>
          <text:p text:style-name="P30"><text:span text:style-name="T45">Do geodesic dilat</text:span><text:span text:style-name="T92">ion</text:span><text:span text:style-name="T45"> of </text:span><text:span text:style-name="T1">foreground <text:s/></text:span><text:span text:style-name="T45">to close the gaps</text:span><text:span text:style-name="T1">.</text:span></text:p>
        </text:list-item>
        <text:list-item>
          <text:p text:style-name="P31"><text:span text:style-name="T1">Mask foreground with the background C</text:span><text:span text:style-name="T8">C</text:span><text:span text:style-name="T1">s and set </text:span><text:span text:style-name="T11">the name of </text:span><text:span text:style-name="T1">each </text:span><text:span text:style-name="T9">background CC </text:span><text:span text:style-name="T1">pixel to </text:span><text:span text:style-name="T9">the ID of the foreground it lays in plus a running number per </text:span><text:span text:style-name="T10">background </text:span><text:span text:style-name="T9">CC</text:span><text:span text:style-name="T1">.</text:span></text:p>
        </text:list-item>
      </text:list>
      <text:h text:style-name="P50" text:outline-level="2">Identify gaps, which are connected to the background <text:span text:style-name="T113">(i.e. clear-cuts)</text:span></text:h>
      <text:list xml:id="list2626981821" text:style-name="L3">
        <text:list-header>
          <text:p text:style-name="P18">→<text:span text:style-name="T98"> As gaps, which are connected to the background can't be labelled as “CC other than the background”, another approach has to be chosen to identify them.</text:span></text:p>
        </text:list-header>
        <text:list-item>
          <text:p text:style-name="P19">Dilate <text:span text:style-name="T111">and Erode </text:span>CCs with ever increasing structuring elements/kernels, <text:span text:style-name="T111">until no change in the patch size does occur anymore. This results in a CC without any openings and only straight lines between its corner points. However, since it does not increase the size of the CC, the convex hull remains untouched.</text:span></text:p>
        </text:list-item>
        <text:list-item>
          <text:p text:style-name="P20">Intersect these “closed” CCs with the original CCs to determine the additional area.</text:p>
        </text:list-item>
        <text:list-item>
          <text:p text:style-name="P21">Calculate the sharpness of the boundary (see point III.9) to determine the “freshness” of the identified sections.</text:p>
          <text:p text:style-name="P21">→ If the sharpness of the boundary is week, we can merely deduce that this perforation may be normal part of the CC. But if the sharpness is high, the boundary has been created “just recently” and may be <office:annotation><dc:creator>Steffen Ehrmann</dc:creator><dc:date>2017-07-12T18:33:48.398377709</dc:date><loext:sender-initials>SE</loext:sender-initials><text:p text:style-name="P54"><text:span text:style-name="T114">has to be re-evaluated. Could this also happen under different scenarios within the landscape?</text:span></text:p></office:annotation>a clear-cut.</text:p>
        </text:list-item>
      </text:list>
      <text:h text:style-name="P50" text:outline-level="2">Identify core habitat</text:h>
      <text:list xml:id="list2684351136" text:style-name="L4">
        <text:list-item>
          <text:p text:style-name="P9"><text:span text:style-name="T12">C</text:span><text:span text:style-name="T2">alculate distance map of foreground (euclidean, but maybe others?).</text:span></text:p>
        </text:list-item>
        <text:list-item>
          <text:p text:style-name="P32"><text:span text:style-name="T12">T</text:span><text:span text:style-name="T1">hreshold everything (larger than desired edge distance).</text:span></text:p>
          <text:p text:style-name="P32"><text:span text:style-name="T1">→</text:span><text:span text:style-name="T12"> </text:span><text:span text:style-name="T1">Can be any foreground, so also the matrix.</text:span></text:p>
        </text:list-item>
      </text:list>
      <text:h text:style-name="P50" text:outline-level="2">Identify boundaries</text:h>
      <text:list xml:id="list3939124886" text:style-name="L5">
        <text:list-item>
          <text:p text:style-name="P33"><text:span text:style-name="T13">D</text:span><text:span text:style-name="T3">ilate foreground.</text:span></text:p>
        </text:list-item>
        <text:list-item>
          <text:p text:style-name="P34"><text:span text:style-name="T13">E</text:span><text:span text:style-name="T1">rode foreground </text:span><text:span text:style-name="T74">with the same structuring element</text:span><text:span text:style-name="T1">.</text:span></text:p>
        </text:list-item>
        <text:list-item>
          <text:p text:style-name="P34"><text:soft-page-break/><text:span text:style-name="T13">S</text:span><text:span text:style-name="T1">ubtract 2</text:span><text:span text:style-name="T18">)</text:span><text:span text:style-name="T1"> from 1</text:span><text:span text:style-name="T18">)</text:span><text:span text:style-name="T1">.</text:span></text:p>
          <text:p text:style-name="P35"><text:span text:style-name="T1">→ This gives an element with two “</text:span><text:span text:style-name="T6">adjacent </text:span><text:span text:style-name="T1">rows” </text:span><text:span text:style-name="T77">(the inner boundaries of the respective areas)</text:span><text:span text:style-name="T1"> of </text:span><text:span text:style-name="T77">cells</text:span><text:span text:style-name="T1">, between which the </text:span><text:span text:style-name="T78">edge </text:span><text:span text:style-name="T1">is. It is important to do it so, because then it Is easy to determine the type of boundary </text:span><text:span text:style-name="T80">and edge contrast</text:span><text:span text:style-name="T1">, because </text:span><text:span text:style-name="T80">the cells it comprises are </text:span><text:span text:style-name="T1">a subset of </text:span><text:span text:style-name="T79">both, </text:span><text:span text:style-name="T80">the outside and the inside of the edge.</text:span></text:p>
        </text:list-item>
      </text:list>
      <text:h text:style-name="P50" text:outline-level="2">Classify boundaries</text:h>
      <text:list xml:id="list4119455938" text:style-name="L6">
        <text:list-item>
          <text:p text:style-name="P10"><text:span text:style-name="T14">S</text:span><text:span text:style-name="T5">ubset foreground with boundaries. If foreground is defined as forest patch, all boundaries which are part of the patch are set to 1 and hence the </text:span><text:span text:style-name="T4">forest boundary (edge) has been found. This can be done for any object/class defined as foreground</text:span><text:span text:style-name="T5">.</text:span></text:p>
        </text:list-item>
        <text:list-item>
          <text:p text:style-name="P36"><text:span text:style-name="T5">I</text:span><text:span text:style-name="T1">f the foreground has different categories (i.e. arable land, pasture, </text:span><text:span text:style-name="T65">shrub-land</text:span><text:span text:style-name="T1">, etc), the boundary can be consequentially distinguished into these groups. Any category with a known ID is hence applicable.</text:span></text:p>
        </text:list-item>
      </text:list>
      <text:h text:style-name="P50" text:outline-level="2">Identify corrido<office:annotation><dc:creator>Steffen Ehrmann</dc:creator><dc:date>2017-07-07T17:38:50.196214411</dc:date><loext:sender-initials>SE</loext:sender-initials><text:p text:style-name="P54"><text:span text:style-name="T114">can this also be applied to identify corridors of a certain width?</text:span></text:p></office:annotation>rs</text:h>
      <text:list xml:id="list2013438370" text:style-name="L7">
        <text:list-item>
          <text:p text:style-name="P11"><text:span text:style-name="T25">Calculate C</text:span><text:span text:style-name="T26">Cs</text:span><text:span text:style-name="T25"> of foreground.</text:span></text:p>
        </text:list-item>
        <text:list-item>
          <text:p text:style-name="P12"><text:span text:style-name="T16">Apply core-algorithm on foreground and calculate </text:span><text:span text:style-name="T27">new </text:span><text:span text:style-name="T16">C</text:span><text:span text:style-name="T36">C</text:span><text:span text:style-name="T16">s.</text:span></text:p>
          <text:p text:style-name="P12"><text:span text:style-name="T16">→</text:span><text:span text:style-name="T35"> </text:span><text:span text:style-name="T17">This would remove corridors, </text:span><text:span text:style-name="T22">in case they are smaller than the desired core-distance. It hence</text:span><text:span text:style-name="T17"> create</text:span><text:span text:style-name="T22">s</text:span><text:span text:style-name="T17"> a subset of patches, which are not connected, according to the core-distance.</text:span></text:p>
        </text:list-item>
        <text:list-item>
          <text:p text:style-name="P37"><text:span text:style-name="T17">D</text:span><text:span text:style-name="T1">ilate 2) by 1 raster-cell width.</text:span></text:p>
        </text:list-item>
        <text:list-item>
          <text:p text:style-name="P38"><text:span text:style-name="T16">S</text:span><text:span text:style-name="T1">keletonize foreground </text:span><text:span text:style-name="T30">and calculate CCs</text:span><text:span text:style-name="T1">.</text:span></text:p>
        </text:list-item>
        <text:list-item>
          <text:p text:style-name="P39"><text:span text:style-name="T19">Subtract</text:span><text:span text:style-name="T1"> </text:span><text:span text:style-name="T28">2</text:span><text:span text:style-name="T1">) </text:span><text:span text:style-name="T19">from </text:span><text:span text:style-name="T37">4</text:span><text:span text:style-name="T34">)</text:span><text:span text:style-name="T1">. Everything remaining </text:span><text:span text:style-name="T20">is </text:span><text:span text:style-name="T23">skeleton </text:span><text:span text:style-name="T20">elements which </text:span><text:span text:style-name="T24">do not represent </text:span><text:span text:style-name="T20">core-patch.</text:span></text:p>
          <text:p text:style-name="P39"><text:span text:style-name="T20">→</text:span><text:span text:style-name="T31"> If a skeleton elements gets cut into </text:span><text:span text:style-name="T32">several pieces, the CC ha</text:span><text:span text:style-name="T33">s</text:span><text:span text:style-name="T32"> </text:span><text:span text:style-name="T31">disjunct cores.</text:span></text:p>
        </text:list-item>
        <text:list-item>
          <text:p text:style-name="P40"><text:span text:style-name="T29">Intersect </text:span><text:span text:style-name="T38">5</text:span><text:span text:style-name="T29">) with </text:span><text:span text:style-name="T38">3</text:span><text:span text:style-name="T21">). </text:span><text:span text:style-name="T39">This identifies the raster-cells, which overlap between the skeleton element and the respective CC.</text:span></text:p>
          <text:p text:style-name="P41"><text:span text:style-name="T21">→</text:span><text:span text:style-name="T39"> <text:s/></text:span><text:span text:style-name="T40">If a skeleton element overlaps only with one CC, it is most likely some </text:span><text:span text:style-name="T42">elongated structure</text:span><text:span text:style-name="T40"> of the CC. If it overlaps with two or more CCs, it is a true corridor </text:span><text:span text:style-name="T41">with respect to the foreground</text:span><text:span text:style-name="T40">.</text:span></text:p>
        </text:list-item>
      </text:list>
      <text:h text:style-name="Heading_20_2" text:outline-level="2"><text:span text:style-name="T40">I</text:span><text:span text:style-name="T1">dentify interrupted corridors</text:span></text:h>
      <text:list xml:id="list4189918650" text:style-name="L8">
        <text:list-item>
          <text:p text:style-name="P22">Skeletonize foreground and calculate CCs.</text:p>
        </text:list-item>
        <text:list-item>
          <text:p text:style-name="P22">Dilate and erode (close) skeleton. This should be done for various distances to identify the corresponding gaps.</text:p>
        </text:list-item>
        <text:list-item>
          <text:p text:style-name="P22">Check if the number of elements in the skeleton becomes less.</text:p>
        </text:list-item>
        <text:list-item>
          <text:p text:style-name="P42"><text:soft-page-break/><text:span text:style-name="T1">If so, calculate the </text:span><text:span text:style-name="T43">new </text:span><text:span text:style-name="T1">CCs </text:span><text:span text:style-name="T43">and intersect with foreground CCs to identify the overlap. </text:span><text:span text:style-name="T44">The overlapping elements are “connected by the respective gap”.</text:span></text:p>
        </text:list-item>
      </text:list>
      <text:h text:style-name="Heading_20_2" text:outline-level="2"><text:span text:style-name="T44">I</text:span><text:span text:style-name="T1">dentify parallel structure</text:span><text:span text:style-name="T62">s </text:span><text:span text:style-name="T96">(two sides of a road or river)</text:span></text:h>
      <text:list xml:id="list3846969447" text:style-name="L9">
        <text:list-item>
          <text:p text:style-name="P23">Calculate CCs of the foreground.</text:p>
        </text:list-item>
        <text:list-item>
          <text:p text:style-name="P24"><text:span text:style-name="T100">For each CC, remove all other CCs and calcul</text:span>ate the distance map of the background.</text:p>
        </text:list-item>
        <text:list-item>
          <text:p text:style-name="P25"><text:span text:style-name="T101">Identify</text:span> boundaries of the <text:span text:style-name="T103">CCs</text:span> for which <text:span text:style-name="T104">parallel structures</text:span> should be determined and intersect them with <text:span text:style-name="T102">2</text:span>). <text:span text:style-name="T99">This results in all the boundary cells having the value of the distance to the focal CC.</text:span></text:p>
        </text:list-item>
        <text:list-item>
          <text:p text:style-name="P26">Set these raster cells, which are part of the same CC and which have the same (+- threshold) distance value to <text:span text:style-name="T105">the CCs ID</text:span> and discard all other cells <text:span text:style-name="T105">of the respective CC</text:span>.</text:p>
        </text:list-item>
        <text:list-item>
          <text:p text:style-name="P27">Calculate CCs of these cells, to determine if the cells are really part of a<text:span text:style-name="T112">n</text:span> uninterrupted line.</text:p>
        </text:list-item>
      </text:list>
      <text:h text:style-name="Heading_20_2" text:outline-level="2"><text:span text:style-name="T1">Determine </text:span><text:span text:style-name="T63">sharpness </text:span><text:span text:style-name="T1">of </text:span><text:span text:style-name="T94">the </text:span><text:span text:style-name="T1">boundary</text:span><text:span text:style-name="T63"> </text:span></text:h>
      <text:list xml:id="list3497408413" text:style-name="L10">
        <text:list-item>
          <text:p text:style-name="P13"><text:span text:style-name="T49">Calculate CCs </text:span><text:span text:style-name="T50">and core area </text:span><text:span text:style-name="T93">of the foreground</text:span><text:span text:style-name="T49">.</text:span></text:p>
        </text:list-item>
        <text:list-item>
          <text:p text:style-name="P43"><text:span text:style-name="T1">Calculate distance map of the new background </text:span><text:span text:style-name="T51">(only without core area)</text:span><text:span text:style-name="T1">.</text:span></text:p>
        </text:list-item>
        <text:list-item>
          <text:p text:style-name="P44"><text:span text:style-name="T1">Intersect 1) and 2). This results in all parts of the original foreground, which have been classified as non-core, to get a distance value. </text:span><text:span text:style-name="T52">Everything else </text:span><text:span text:style-name="T53">(core) </text:span><text:span text:style-name="T52">is discarded.</text:span></text:p>
        </text:list-item>
        <text:list-item>
          <text:p text:style-name="P45"><text:span text:style-name="T52">D</text:span><text:span text:style-name="T1">etermine proportion </text:span><text:span text:style-name="T54">(based on length) </text:span><text:span text:style-name="T1">of boundary, which does not neighbour 3). This is sharp boundary.</text:span></text:p>
        </text:list-item>
        <text:list-item>
          <text:p text:style-name="P28">Determine proportion of boundary, which does neighbour 3) and calculate distribution parameters <text:span text:style-name="T107">for 3) </text:span>(range, sd, cv, ...).</text:p>
        </text:list-item>
      </text:list>
      <text:h text:style-name="P51" text:outline-level="2">Identify most probabl<text:span text:style-name="T108">e</text:span> <text:span text:style-name="T110">boundary</text:span> of <text:span text:style-name="T109">a dif</text:span><text:span text:style-name="T109"><office:annotation><dc:creator>Steffen Ehrmann</dc:creator><dc:date>2017-07-12T18:34:56.963680663</dc:date><loext:sender-initials>SE</loext:sender-initials><text:p text:style-name="P54"><text:span text:style-name="T114">this may be based on some sort of clustering or so. review the literature on this...</text:span></text:p></office:annotation></text:span><text:span text:style-name="T109">fuse</text:span> foreground</text:h>
      <text:list xml:id="list2136294465" text:style-name="L11">
        <text:list-item>
          <text:p text:style-name="P29"/>
        </text:list-item>
      </text:list>
      <text:h text:style-name="Heading_20_2" text:outline-level="2"><text:span text:style-name="T88">R</text:span><text:span text:style-name="T1">ecognize shapes</text:span></text:h>
      <text:list xml:id="list1678502369" text:style-name="L12">
        <text:list-header>
          <text:p text:style-name="P46"><text:span text:style-name="T1">→ As </text:span><text:span text:style-name="T89">gaps and </text:span><text:span text:style-name="T1">elongated </text:span><text:span text:style-name="T90">attached</text:span><text:span text:style-name="T1"> structures </text:span><text:span text:style-name="T91">of a patch </text:span><text:span text:style-name="T1">can already be determined, which other structures are special enough to get attention?</text:span></text:p>
        </text:list-header>
      </text:list>
      <text:h text:style-name="P50" text:outline-level="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fen Ehrmann</meta:initial-creator>
    <meta:creation-date>2017-03-10T13:59:01.208521388</meta:creation-date>
    <meta:generator>LibreOffice/6.0.3.2$Linux_X86_64 LibreOffice_project/00m0$Build-2</meta:generator>
    <dc:date>2018-04-20T22:05:16.412194542</dc:date>
    <dc:creator>Steffen Ehrmann</dc:creator>
    <meta:editing-duration>PT12H45M32S</meta:editing-duration>
    <meta:editing-cycles>220</meta:editing-cycles>
    <meta:document-statistic meta:table-count="0" meta:image-count="0" meta:object-count="0" meta:page-count="4" meta:paragraph-count="74" meta:word-count="1103" meta:character-count="7153" meta:non-whitespace-character-count="6173"/>
  </office:meta>
</office:document-meta>
</file>